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objectwithoutfill">
      <style:graphic-properties svg:stroke-width="0.106cm" svg:stroke-color="#6b8e2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stroke="dash" draw:stroke-dash="Dash" svg:stroke-width="0.106cm" svg:stroke-color="#dc143c" draw:marker-start-width="0.359cm" draw:marker-end-width="0.359cm" svg:stroke-linecap="butt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objectwithoutfill">
      <style:graphic-properties svg:stroke-width="0.106cm" svg:stroke-color="#6b8e2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48cm" fo:min-width="6.0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05cm" svg:y1="13.4cm" svg:x2="34.25cm" svg:y2="13.4cm">
          <text:p/>
        </draw:line>
        <draw:line draw:style-name="gr2" draw:text-style-name="P1" draw:layer="layout" svg:x1="4.05cm" svg:y1="13.4cm" svg:x2="4.05cm" svg:y2="1.9cm">
          <text:p/>
        </draw:line>
        <draw:frame draw:style-name="gr3" draw:text-style-name="P2" draw:layer="layout" svg:width="2.638cm" svg:height="1cm" svg:x="14.612cm" svg:y="13.75cm">
          <draw:text-box>
            <text:p><text:span text:style-name="T1">Temps</text:span></text:p>
          </draw:text-box>
        </draw:frame>
        <draw:frame draw:style-name="gr3" draw:text-style-name="P2" draw:layer="layout" svg:width="2.638cm" svg:height="1cm" svg:x="1.862cm" svg:y="6cm">
          <draw:text-box>
            <text:p><text:span text:style-name="T1">Sign</text:span><text:span text:style-name="T1">al</text:span></text:p>
          </draw:text-box>
        </draw:frame>
        <draw:path draw:style-name="gr4" draw:text-style-name="P1" draw:layer="layout" svg:width="17.675cm" svg:height="24.436cm" draw:transform="skewX (-0.0610865238198015) rotate (1.20794237530528) translate (4.09999998238466cm 12.3999999945168cm)" svg:viewBox="0 0 17676 24437" svg:d="M0 0c10212-1 17676 24437 17676 24437">
          <text:p/>
        </draw:path>
        <draw:line draw:style-name="gr5" draw:text-style-name="P1" draw:layer="layout" svg:x1="4.1cm" svg:y1="12.4cm" svg:x2="33.75cm" svg:y2="3.15cm">
          <text:p/>
        </draw:line>
        <draw:frame draw:style-name="gr6" draw:text-style-name="P3" draw:layer="layout" svg:width="4cm" svg:height="1.1cm" svg:x="29.05cm" svg:y="8.8cm">
          <draw:text-box>
            <text:p>Allure réelle</text:p>
          </draw:text-box>
        </draw:frame>
        <draw:line draw:style-name="gr7" draw:text-style-name="P1" draw:layer="layout" svg:x1="27.4cm" svg:y1="9.25cm" svg:x2="28.9cm" svg:y2="9.25cm">
          <text:p/>
        </draw:line>
        <draw:frame draw:style-name="gr8" draw:text-style-name="P3" draw:layer="layout" svg:width="4.75cm" svg:height="1.673cm" svg:x="29.05cm" svg:y="10.15cm">
          <draw:text-box>
            <text:p>Approximation linéaire</text:p>
          </draw:text-box>
        </draw:frame>
        <draw:custom-shape draw:style-name="gr9" draw:text-style-name="P1" draw:layer="layout" svg:width="6.6cm" svg:height="3.25cm" svg:x="27.2cm" svg:y="8.6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4cm" svg:y1="10.95cm" svg:x2="28.9cm" svg:y2="10.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6T14:12:57.931106577</meta:creation-date>
    <dc:date>2025-08-13T15:11:50.119533417</dc:date>
    <meta:editing-duration>PT8M2S</meta:editing-duration>
    <meta:editing-cycles>4</meta:editing-cycles>
    <meta:generator>LibreOffice/7.3.7.2$Linux_X86_64 LibreOffice_project/30$Build-2</meta:generator>
    <meta:document-statistic meta:object-count="11"/>
  </office:meta>
</office:document-meta>
</file>